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9e4a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2414b" officeooo:paragraph-rsid="0012414b" style:font-weight-asian="bold" style:font-weight-complex="bold"/>
    </style:style>
    <style:style style:name="P3" style:family="paragraph" style:parent-style-name="Standard">
      <style:text-properties officeooo:paragraph-rsid="00138580"/>
    </style:style>
    <style:style style:name="P4" style:family="paragraph" style:parent-style-name="Standard">
      <style:text-properties officeooo:paragraph-rsid="001574b2"/>
    </style:style>
    <style:style style:name="P5" style:family="paragraph" style:parent-style-name="Standard">
      <style:text-properties officeooo:paragraph-rsid="0018f881"/>
    </style:style>
    <style:style style:name="T1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f9e4a" style:font-size-asian="10pt" style:font-style-asian="normal" style:font-weight-asian="normal" style:text-emphasize="none"/>
    </style:style>
    <style:style style:name="T3" style:family="text">
      <style:text-properties officeooo:rsid="000f9e4a"/>
    </style:style>
    <style:style style:name="T4" style:family="text">
      <style:text-properties officeooo:rsid="00138580"/>
    </style:style>
    <style:style style:name="T5" style:family="text">
      <style:text-properties officeooo:rsid="00147339"/>
    </style:style>
    <style:style style:name="T6" style:family="text">
      <style:text-properties style:text-position="super 58%"/>
    </style:style>
    <style:style style:name="T7" style:family="text">
      <style:text-properties style:text-position="super 58%" officeooo:rsid="00147339"/>
    </style:style>
    <style:style style:name="T8" style:family="text">
      <style:text-properties style:text-position="super 58%" officeooo:rsid="001574b2"/>
    </style:style>
    <style:style style:name="T9" style:family="text">
      <style:text-properties style:text-position="super 58%" officeooo:rsid="00175801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/>
    </style:style>
    <style:style style:name="T12" style:family="text">
      <style:text-properties style:text-position="0% 100%" style:font-name="Liberation Serif1" officeooo:rsid="00175801"/>
    </style:style>
    <style:style style:name="T13" style:family="text">
      <style:text-properties style:text-position="0% 100%" style:font-name="Liberation Serif"/>
    </style:style>
    <style:style style:name="T14" style:family="text">
      <style:text-properties style:text-position="0% 100%" style:font-name="Liberation Serif" officeooo:rsid="00175801"/>
    </style:style>
    <style:style style:name="T15" style:family="text">
      <style:text-properties style:text-position="0% 100%" officeooo:rsid="00175801"/>
    </style:style>
    <style:style style:name="T16" style:family="text">
      <style:text-properties officeooo:rsid="001574b2"/>
    </style:style>
    <style:style style:name="T17" style:family="text">
      <style:text-properties fo:font-style="italic" officeooo:rsid="001574b2" style:font-style-asian="italic" style:font-style-complex="italic"/>
    </style:style>
    <style:style style:name="T18" style:family="text">
      <style:text-properties officeooo:rsid="00175801"/>
    </style:style>
    <style:style style:name="T19" style:family="text">
      <style:text-properties style:text-position="sub 58%" style:font-name="Liberation Serif"/>
    </style:style>
    <style:style style:name="T20" style:family="text">
      <style:text-properties style:text-position="sub 58%" style:font-name="Liberation Serif" officeooo:rsid="00175801"/>
    </style:style>
    <style:style style:name="T21" style:family="text">
      <style:text-properties officeooo:rsid="0018f881"/>
    </style:style>
    <style:style style:name="T22" style:family="text">
      <style:text-properties officeooo:rsid="001955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utorial kNN custom metric with scikit-learn</text:p>
      <text:p text:style-name="Standard"/>
      <text:p text:style-name="P1"><text:span text:style-name="T3">We take temperature data from climate.gov (</text:span><text:a xlink:type="simple" xlink:href="https://www.climate.gov/maps-data/dataset/daily-temperature-and-precipitation-reports-data-tables" text:style-name="Internet_20_link" text:visited-style-name="Visited_20_Internet_20_Link"><text:span text:style-name="T3">https://www.climate.gov/maps-data/dataset/daily-temperature-and-precipitation-reports-data-tables</text:span></text:a><text:span text:style-name="T3">). We focus on data for 2019 at the station at Swan River, Manitoba, Canada (station </text:span><text:span text:style-name="T1">CA00504K80K</text:span><text:span text:style-name="T2">).</text:span></text:p>
      <text:p text:style-name="Standard"/>
      <text:p text:style-name="P3"><text:span text:style-name="T4">Raw data is Date (YYYYMMDD) and T (tenths of Celsius). We transform that data to Day (from 1 to 365) and T (Celsius). </text:span><text:span text:style-name="T5">We provide data with these four columns (only two last columns used in program) for 364 days of the year 2019 (data for 30</text:span><text:span text:style-name="T7">th</text:span><text:span text:style-name="T5"> July is missing).</text:span></text:p>
      <text:p text:style-name="P3"/>
      <text:p text:style-name="P4"><text:span text:style-name="T16">Then, we can assume that Earth’s orbit is circular, since aphelion=152.10</text:span><text:span text:style-name="T17">x</text:span><text:span text:style-name="T16">10</text:span><text:span text:style-name="T8">6</text:span><text:span text:style-name="T16"> km and perihelion=147.10</text:span><text:span text:style-name="T17">x</text:span><text:span text:style-name="T16">10</text:span><text:span text:style-name="T8">6</text:span><text:span text:style-name="T16"> km (REF). </text:span><text:span text:style-name="T18">Therefore, one can simplify the distance in polar coordinates (see notes) as: d = sqrt(2r</text:span><text:span text:style-name="T9">2</text:span><text:span text:style-name="T15">(1-cos(</text:span><text:span text:style-name="T12">θ</text:span><text:span text:style-name="T20">1</text:span><text:span text:style-name="T14">-</text:span><text:span text:style-name="T12">θ</text:span><text:span text:style-name="T20">2</text:span><text:span text:style-name="T15">))</text:span><text:span text:style-name="T18">).</text:span></text:p>
      <text:p text:style-name="P4"/>
      <text:p text:style-name="P5"><text:span text:style-name="T21">Using LOO and kNN, k=2 (optimized), we improve from rmse=2.740 </text:span><text:span text:style-name="T22">Celsius</text:span><text:span text:style-name="T21"> to rmse = 2.725 </text:span><text:span text:style-name="T22">Celsius when using polar coordinates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0T08:00:02.495623743</meta:creation-date>
    <dc:date>2020-08-10T09:18:54.589965940</dc:date>
    <meta:editing-duration>PT39M21S</meta:editing-duration>
    <meta:editing-cycles>7</meta:editing-cycles>
    <meta:generator>LibreOffice/6.4.4.2$Linux_X86_64 LibreOffice_project/40$Build-2</meta:generator>
    <meta:document-statistic meta:table-count="0" meta:image-count="0" meta:object-count="0" meta:page-count="1" meta:paragraph-count="5" meta:word-count="130" meta:character-count="889" meta:non-whitespace-character-count="764"/>
  </office:meta>
</office:document-meta>
</file>